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f636" officeooo:paragraph-rsid="001af636"/>
    </style:style>
    <style:style style:name="T1" style:family="text">
      <style:text-properties officeooo:rsid="001c7f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ific week-1 test</text:p>
      <text:p text:style-name="P1"/>
      <text:p text:style-name="P1"/>
      <text:p text:style-name="P1">question 1</text:p>
      <text:p text:style-name="P1"/>
      <text:p text:style-name="P1">reboot</text:p>
      <text:p text:style-name="P1">hold ‘key e’ on boot <text:span text:style-name="T1">screen</text:span></text:p>
      <text:p text:style-name="P1">search for line linux (latest version of linux) <text:s/></text:p>
      <text:p text:style-name="P1">then insert init=/bin/bash (at the last)</text:p>
      <text:p text:style-name="P1">type mount -o remount, </text:p>
      <text:p text:style-name="P1">type passwd</text:p>
      <text:p text:style-name="P1">enter new password- <text:span text:style-name="T1">com#321</text:span></text:p>
      <text:p text:style-name="P1">renter new password- <text:span text:style-name="T1">com#321</text:span></text:p>
      <text:p text:style-name="P1">type exit/reboo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2:06:30.953744000</meta:creation-date>
    <dc:date>2018-09-27T15:33:56.536573197</dc:date>
    <meta:editing-duration>PT16M16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1" meta:word-count="42" meta:character-count="257" meta:non-whitespace-character-count="223"/>
  </office:meta>
</office:document-meta>
</file>